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xml:id="id2" draw:id="id2" draw:layer="layout" svg:width="3.5cm" svg:height="0.7cm" svg:x="9.8cm" svg:y="3.1cm">
          <text:p text:style-name="P1"><text:span text:style-name="T1">submitJob.ph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5cm" svg:height="0.7cm" svg:x="9.8cm" svg:y="6.6cm">
          <text:p text:style-name="P1"><text:span text:style-name="T1">getNextJob.ph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5cm" svg:height="0.7cm" svg:x="9.8cm" svg:y="7.5cm">
          <text:p text:style-name="P1"><text:span text:style-name="T1">getJobInfo.ph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5cm" svg:height="0.7cm" svg:x="9.8cm" svg:y="8.4cm">
          <text:p text:style-name="P1"><text:span text:style-name="T1">claimJob.ph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3.5cm" svg:height="0.7cm" svg:x="9.8cm" svg:y="9.2cm">
          <text:p text:style-name="P1"><text:span text:style-name="T1">updateJobStatus.ph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3.5cm" svg:height="0.7cm" svg:x="9.8cm" svg:y="10.1cm">
          <text:p text:style-name="P1"><text:span text:style-name="T1">uploadJobResults.ph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9cm" svg:height="2.2cm" svg:x="3.6cm" svg:y="4.8cm">
          <text:p text:style-name="P1"><text:span text:style-name="T2">Web Front End </text:span></text:p>
          <text:p text:style-name="P1"><text:span text:style-name="T2">(jobEditor.html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55cm" svg:y1="4.8cm" svg:x2="9.8cm" svg:y2="3.45cm" draw:start-shape="id1" draw:start-glue-point="0" draw:end-shape="id2" draw:end-glue-point="3" svg:d="m5550 4800v-1350h4250">
          <text:p/>
        </draw:connector>
        <draw:connector draw:style-name="gr3" draw:text-style-name="P1" draw:layer="layout" svg:x1="9.8cm" svg:y1="7.85cm" svg:x2="7.5cm" svg:y2="5.9cm" draw:start-shape="id3" draw:start-glue-point="3" draw:end-shape="id1" svg:d="m9800 7850h-1150v-1950h-1150">
          <text:p/>
        </draw:connector>
        <draw:custom-shape draw:style-name="gr1" draw:text-style-name="P2" xml:id="id4" draw:id="id4" draw:layer="layout" svg:width="3.5cm" svg:height="0.7cm" svg:x="9.8cm" svg:y="4.7cm">
          <text:p text:style-name="P1"><text:span text:style-name="T1">deleteJob.ph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5cm" svg:height="0.7cm" svg:x="9.8cm" svg:y="3.9cm">
          <text:p text:style-name="P1"><text:span text:style-name="T1">retryJob.ph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5cm" svg:height="0.7cm" svg:x="1.3cm" svg:y="1cm">
          <text:p text:style-name="P1"><text:span text:style-name="T1">getStatuses.ph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5cm" svg:height="0.7cm" svg:x="1.3cm" svg:y="2.3cm">
          <text:p text:style-name="P1"><text:span text:style-name="T1">getRenderers.php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55cm" svg:y1="4.8cm" svg:x2="9.8cm" svg:y2="5.05cm" draw:start-shape="id1" draw:start-glue-point="0" draw:end-shape="id4" draw:end-glue-point="3" svg:d="m5550 4800v-501h3100v751h1150">
          <text:p/>
        </draw:connector>
        <draw:connector draw:style-name="gr3" draw:text-style-name="P1" draw:layer="layout" svg:x1="5.55cm" svg:y1="4.8cm" svg:x2="9.8cm" svg:y2="4.25cm" draw:start-shape="id1" draw:start-glue-point="0" draw:end-shape="id5" draw:end-glue-point="3" svg:d="m5550 4800v-550h4250">
          <text:p/>
        </draw:connector>
        <draw:connector draw:style-name="gr3" draw:text-style-name="P1" draw:layer="layout" svg:x1="1.3cm" svg:y1="2.65cm" svg:x2="3.6cm" svg:y2="5.9cm" draw:start-shape="id6" draw:start-glue-point="3" draw:end-shape="id1" draw:end-glue-point="3" svg:d="m1300 2650h-501v3250h2801">
          <text:p/>
        </draw:connector>
        <draw:connector draw:style-name="gr3" draw:text-style-name="P1" draw:layer="layout" svg:x1="1.3cm" svg:y1="1.35cm" svg:x2="3.6cm" svg:y2="5.9cm" draw:start-shape="id7" draw:start-glue-point="3" draw:end-shape="id1" draw:end-glue-point="3" svg:d="m1300 1350h-501v4550h2801">
          <text:p/>
        </draw:connector>
        <draw:custom-shape draw:style-name="gr1" draw:text-style-name="P2" xml:id="id13" draw:id="id13" draw:layer="layout" svg:width="3.5cm" svg:height="0.7cm" svg:x="9.8cm" svg:y="5.5cm">
          <text:p text:style-name="P1"><text:span text:style-name="T1">getJobList.ph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3.9cm" svg:height="2.2cm" svg:x="16.3cm" svg:y="5.2cm">
          <text:p text:style-name="P1"><text:span text:style-name="T2">Processor Daemon </text:span></text:p>
          <text:p text:style-name="P1"><text:span text:style-name="T2">(….py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3cm" svg:y1="6.95cm" svg:x2="16.3cm" svg:y2="6.3cm" draw:start-shape="id8" draw:start-glue-point="1" draw:end-shape="id9" draw:end-glue-point="3" svg:d="m13300 6950h1500v-650h1500">
          <text:p/>
        </draw:connector>
        <draw:connector draw:style-name="gr3" draw:text-style-name="P1" draw:layer="layout" svg:x1="18.25cm" svg:y1="7.4cm" svg:x2="13.3cm" svg:y2="8.75cm" draw:start-shape="id9" draw:start-glue-point="2" draw:end-shape="id10" draw:end-glue-point="1" svg:d="m18250 7400v1350h-4950">
          <text:p/>
        </draw:connector>
        <draw:connector draw:style-name="gr3" draw:text-style-name="P1" draw:layer="layout" svg:x1="18.25cm" svg:y1="7.4cm" svg:x2="13.3cm" svg:y2="9.55cm" draw:start-shape="id9" draw:start-glue-point="2" draw:end-shape="id11" draw:end-glue-point="1" svg:d="m18250 7400v2150h-4950">
          <text:p/>
        </draw:connector>
        <draw:connector draw:style-name="gr3" draw:text-style-name="P1" draw:layer="layout" svg:x1="18.25cm" svg:y1="7.4cm" svg:x2="13.3cm" svg:y2="10.45cm" draw:start-shape="id9" draw:start-glue-point="2" draw:end-shape="id12" draw:end-glue-point="1" svg:d="m18250 7400v3050h-4950">
          <text:p/>
        </draw:connector>
        <draw:connector draw:style-name="gr3" draw:text-style-name="P1" draw:layer="layout" svg:x1="13.3cm" svg:y1="7.85cm" svg:x2="16.3cm" svg:y2="6.3cm" draw:start-shape="id3" draw:start-glue-point="1" draw:end-shape="id9" draw:end-glue-point="3" svg:d="m13300 7850h1500v-1550h1500">
          <text:p/>
        </draw:connector>
        <draw:connector draw:style-name="gr3" draw:text-style-name="P1" draw:layer="layout" svg:x1="9.8cm" svg:y1="5.85cm" svg:x2="7.5cm" svg:y2="5.9cm" draw:start-shape="id13" draw:start-glue-point="3" draw:end-shape="id1" draw:end-glue-point="1" svg:d="m9800 5850h-1150v50h-1150">
          <text:p/>
        </draw:connector>
        <draw:frame draw:style-name="gr4" draw:layer="layout" svg:width="12.6cm" svg:height="1.45cm" svg:x="6cm" svg:y="0cm">
          <draw:text-box>
            <text:p>PrintMaps Queue API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3-03T10:18:13</dc:date>
    <dc:creator>graham </dc:creator>
    <meta:generator>LibreOffice/3.4$Unix LibreOffice_project/340m1$Build-402</meta:generator>
    <meta:editing-duration>PT18M54S</meta:editing-duration>
    <meta:editing-cycles>3</meta:editing-cycles>
    <meta:document-statistic meta:object-count="26"/>
  </office:meta>
</office:document-meta>
</file>